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4301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4301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0000" fo:font-weight="bold" officeooo:paragraph-rsid="0004301d" style:font-weight-asian="bold" style:font-weight-complex="bold"/>
    </style:style>
    <style:style style:name="T1" style:family="text">
      <style:text-properties officeooo:rsid="0004301d"/>
    </style:style>
    <style:style style:name="T2" style:family="text">
      <style:text-properties fo:font-style="italic" officeooo:rsid="0004301d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Unoconv test doc</text:span></text:p>
      <text:p text:style-name="P2"><text:span text:style-name="T1"/></text:p>
      <text:p text:style-name="P1"><text:span text:style-name="T1">This document should be easily converted by </text:span><text:span text:style-name="T2">unoconv</text:span><text:span text:style-name="T1">, called from command line and/or via the webserver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is </meta:initial-creator>
    <meta:creation-date>2012-01-05T07:55:35</meta:creation-date>
    <meta:document-statistic meta:table-count="0" meta:image-count="0" meta:object-count="0" meta:page-count="1" meta:paragraph-count="2" meta:word-count="19" meta:character-count="119"/>
    <dc:date>2012-01-05T07:57:21</dc:date>
    <dc:creator>Loris </dc:creator>
    <meta:editing-duration>PT00H01M47S</meta:editing-duration>
    <meta:editing-cycles>1</meta:editing-cycles>
    <meta:generator>OpenOffice.org/3.2$Linux OpenOffice.org_project/320m19$Build-9505</meta:generator>
  </office:meta>
</office:document-meta>
</file>